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tscp/bails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Officina Sans ITC TT" svg:font-family="'Officina Sans ITC TT'" style:font-family-generic="swiss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0a3" officeooo:paragraph-rsid="000c4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xml:id="id21158241" text:style-name="P1"><text:meta-field xml:id="id2766353700">(DEPV</text:meta-field><text:meta-field xml:id="id3802031690"> Mind!)</text:meta-field>It's nice weather – the sun is shining – let's go for a walk<text:meta-field xml:id="id1758631461">Signed-by: CN=TSCP Test example Bob,O=TSCP Test,ST=England,C=UK, 2019-01-09 (Digital signature, Non-repudiation, Key encipherment): <text:s/>Valid </text:meta-field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Officina Sans ITC TT" svg:font-family="'Officina Sans ITC TT'" style:font-family-generic="swiss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fficina Sans ITC TT" fo:font-size="12pt" fo:language="nl" fo:country="NL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fficina Sans ITC TT" fo:font-size="12pt" fo:language="nl" fo:country="NL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Officina Sans ITC TT" fo:font-family="'Officina Sans ITC TT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fficina Sans ITC TT" fo:font-family="'Officina Sans ITC TT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fficina Sans ITC TT" fo:font-family="'Officina Sans ITC TT'" style:font-family-generic="swiss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user-defined style:data-style-name="N0" text:name="urn:bails:IntellectualProperty:BusinessAuthorizationCategory:Name">Dep.VERTROUWELIJK / Dep.V.</text:user-defined></text:p>
      </style:header>
      <style:footer>
        <text:p text:style-name="Footer"><text:user-defined style:data-style-name="N0" text:name="urn:bails:IntellectualProperty:BusinessAuthorizationCategory:Name">Dep.VERTROUWELIJK / Dep.V.</text:user-defined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 Nouws</meta:initial-creator>
    <meta:creation-date>2019-01-09T18:35:23.543031413</meta:creation-date>
    <dc:date>2019-01-09T18:37:49.658387258</dc:date>
    <dc:creator>Cor Nouws</dc:creator>
    <meta:editing-duration>PT2M27S</meta:editing-duration>
    <meta:editing-cycles>1</meta:editing-cycles>
    <meta:document-statistic meta:table-count="0" meta:image-count="0" meta:object-count="0" meta:page-count="1" meta:paragraph-count="3" meta:word-count="31" meta:character-count="263" meta:non-whitespace-character-count="231"/>
    <meta:generator>LibreOffice_620rc1/6.2.0.1$Linux_X86_64 LibreOffice_project/0412ee99e862f384c1106d0841a950c4cfaa9df1</meta:generator>
    <meta:user-defined meta:name="urn:bails:IntellectualProperty:Authorization:StartValidity">2019-01-09T18:38:08,485997423</meta:user-defined>
    <meta:user-defined meta:name="urn:bails:IntellectualProperty:Authorization:StopValidity">None</meta:user-defined>
    <meta:user-defined meta:name="urn:bails:IntellectualProperty:BusinessAuthorization:Identifier">urn:example:tscp:1</meta:user-defined>
    <meta:user-defined meta:name="urn:bails:IntellectualProperty:BusinessAuthorization:Locator">None</meta:user-defined>
    <meta:user-defined meta:name="urn:bails:IntellectualProperty:BusinessAuthorization:Name" meta:value-type="string">None</meta:user-defined>
    <meta:user-defined meta:name="urn:bails:IntellectualProperty:BusinessAuthorizationCategory:Identifier" meta:value-type="string">urn:example:tscp:1:restricted</meta:user-defined>
    <meta:user-defined meta:name="urn:bails:IntellectualProperty:BusinessAuthorizationCategory:Identifier:OID" meta:value-type="string">None</meta:user-defined>
    <meta:user-defined meta:name="urn:bails:IntellectualProperty:BusinessAuthorizationCategory:Locator" meta:value-type="string">None</meta:user-defined>
    <meta:user-defined meta:name="urn:bails:IntellectualProperty:BusinessAuthorizationCategory:Name" meta:value-type="string">Dep.VERTROUWELIJK / Dep.V.</meta:user-defined>
    <meta:user-defined meta:name="urn:bails:IntellectualProperty:CreationOrigin" meta:value-type="string">MANUAL</meta:user-defined>
    <meta:user-defined meta:name="urn:bails:IntellectualProperty:Custom:FullTexturalRepresentation" meta:value-type="string"> Dep.VERTROUWELIJK / Dep.V.</meta:user-defined>
    <meta:user-defined meta:name="urn:bails:IntellectualProperty:Impact:Level:Availability" meta:value-type="string">Moderate</meta:user-defined>
    <meta:user-defined meta:name="urn:bails:IntellectualProperty:Impact:Level:Confidentiality" meta:value-type="string">Moderate</meta:user-defined>
    <meta:user-defined meta:name="urn:bails:IntellectualProperty:Impact:Level:Integrity" meta:value-type="string">Moderate</meta:user-defined>
    <meta:user-defined meta:name="urn:bails:IntellectualProperty:Impact:Scale" meta:value-type="string">FIPS-199</meta:user-defined>
    <meta:user-defined meta:name="urn:bails:IntellectualProperty:Marking:document-footer" meta:value-type="string">De inhoud van dit document is Dep. Vetrouwelijk. Verspreid het uitsluitend met de vereiste toestemming.</meta:user-defined>
    <meta:user-defined meta:name="urn:bails:IntellectualProperty:Marking:document-header" meta:value-type="string">Classification: Dep. Vetrouwelijk</meta:user-defined>
    <meta:user-defined meta:name="urn:bails:IntellectualProperty:Marking:document-watermark" meta:value-type="string">Dep. Vetrouwelijk</meta:user-defined>
    <meta:user-defined meta:name="urn:bails:IntellectualProperty:Marking:email-first-line-of-text" meta:value-type="string"/>
    <meta:user-defined meta:name="urn:bails:IntellectualProperty:Marking:email-last-line-of-text" meta:value-type="string"/>
    <meta:user-defined meta:name="urn:bails:IntellectualProperty:Marking:email-subject-prefix" meta:value-type="string"/>
    <meta:user-defined meta:name="urn:bails:IntellectualProperty:Marking:email-subject-suffix" meta:value-type="string"/>
    <meta:user-defined meta:name="urn:bails:IntellectualProperty:Marking:general-distribution-statement" meta:value-type="string"/>
    <meta:user-defined meta:name="urn:bails:IntellectualProperty:Marking:general-distribution-statement:ext:2" meta:value-type="string"/>
    <meta:user-defined meta:name="urn:bails:IntellectualProperty:Marking:general-distribution-statement:ext:3" meta:value-type="string"/>
    <meta:user-defined meta:name="urn:bails:IntellectualProperty:Marking:general-distribution-statement:ext:4" meta:value-type="string"/>
    <meta:user-defined meta:name="urn:bails:IntellectualProperty:Marking:general-summary" meta:value-type="string"/>
    <meta:user-defined meta:name="urn:bails:IntellectualProperty:Marking:general-warning-statement" meta:value-type="string"/>
    <meta:user-defined meta:name="urn:bails:IntellectualProperty:Marking:general-warning-statement:ext:2" meta:value-type="string"/>
    <meta:user-defined meta:name="urn:bails:IntellectualProperty:Marking:general-warning-statement:ext:3" meta:value-type="string"/>
    <meta:user-defined meta:name="urn:bails:IntellectualProperty:Marking:general-warning-statement:ext:4" meta:value-type="string"/>
    <meta:user-defined meta:name="urn:bails:IntellectualProperty:MarkingPrecedence" meta:value-type="string">None</meta:user-defined>
    <meta:user-defined meta:name="urn:bails:IntellectualProperty:Policy:Identifier" meta:value-type="string">None</meta:user-defined>
    <meta:user-defined meta:name="urn:bails:IntellectualProperty:Policy:Name" meta:value-type="string">Voorbeeld beleid TSCP</meta:user-defined>
    <meta:user-defined meta:name="urn:bails:IntellectualProperty:PolicyAuthority:Country" meta:value-type="string">None</meta:user-defined>
    <meta:user-defined meta:name="urn:bails:IntellectualProperty:PolicyAuthority:Identifier" meta:value-type="string">None</meta:user-defined>
    <meta:user-defined meta:name="urn:bails:IntellectualProperty:PolicyAuthority:Name" meta:value-type="string">Voorbeeld beleidsauthoriteit TSCP</meta:user-defined>
  </office:meta>
</office:document-meta>
</file>